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2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1.15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18.79mm" fo:break-before="auto" style:use-optimal-row-height="false"/>
    </style:style>
    <style:style style:name="ro6" style:family="table-row">
      <style:table-row-properties style:row-height="8.82mm" fo:break-before="auto" style:use-optimal-row-height="true"/>
    </style:style>
    <style:style style:name="ro7" style:family="table-row">
      <style:table-row-properties style:row-height="11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3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f7a19a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de" fo:country="DE" style:font-size-asian="10pt" style:font-name-complex="Lohit Devanagari" style:font-name-asian="AR PL SungtiL GB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language-complex="hi" style:country-complex="IN" style:language-asian="zh" style:country-asian="CN" style:text-overline-style="none" style:text-overline-color="font-color" style:text-line-through-mode="continuous"/>
    </style:style>
    <style:style style:name="T4" style:family="text">
      <style:text-properties fo:language="de" fo:country="DE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 100%" style:text-scale="100%" fo:font-size="6.40000009536743pt" style:font-name="Ubuntu" fo:color="#4c4c4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2" table:default-cell-style-name="Default"/>
        <table:table-column table:style-name="co3" table:default-cell-style-name="ce36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INFO:</text:p>
          </table:table-cell>
          <table:table-cell table:style-name="ce8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8" office:value-type="string" calcext:value-type="string">
            <text:p>competition k &lt; 10</text:p>
          </table:table-cell>
          <table:table-cell table:style-name="ce8" office:value-type="string" calcext:value-type="string" table:number-columns-spanned="7" table:number-rows-spanned="1">
            <text:p>set to 2??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2">
          <table:table-cell table:style-name="ce28" office:value-type="string" calcext:value-type="string">
            <text:p>DBSCAN: </text:p>
            <text:p>Min_samples</text:p>
          </table:table-cell>
          <table:table-cell table:style-name="ce8" office:value-type="string" calcext:value-type="string" table:number-columns-spanned="7" table:number-rows-spanned="1">
            <text:p>when there are many data points (word occurrs often in corpus) it makes sense to set min_samples much higher</text:p>
            <text:p>when there are only very few, set it to a low number (maybe 2 or 3?) 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2">
          <table:table-cell table:style-name="ce28" office:value-type="string" calcext:value-type="string">
            <text:p>DBSCAN:</text:p>
            <text:p>Epsilon</text:p>
          </table:table-cell>
          <table:table-cell table:style-name="ce8" office:value-type="string" calcext:value-type="string" table:number-columns-spanned="7" table:number-rows-spanned="1">
            <text:p>eps is difficult to set. Between 3 and 4.5 seems to be a reasonable choice,</text:p>
            <text:p>It looks like the more datapoints the lower eps has to be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<text:span text:style-name="T1">get_k: artificial value for k = 0</text:span> – take value of k=1 and multiply with a number between 1.1 an 2.0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8" office:value-type="string" calcext:value-type="string">
            <text:p>RESULTS:</text:p>
          </table:table-cell>
          <table:table-cell table:style-name="ce8" office:value-type="string" calcext:value-type="string" table:number-columns-spanned="7" table:number-rows-spanned="1">
            <text:p>Test all 16 target words and compare to the true answers for task 1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Also compare the Latin results to how many senses there are according to the # in the corpus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8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8" table:number-rows-spanned="1">
            <text:p>context embedding (excluding target word)</text:p>
          </table:table-cell>
          <table:covered-table-cell table:number-columns-repeated="2" table:style-name="ce34"/>
          <table:covered-table-cell table:number-columns-repeated="2"/>
          <table:covered-table-cell table:style-name="Default"/>
          <table:covered-table-cell table:number-columns-repeated="2"/>
          <table:table-cell table:style-name="ce40"/>
          <table:table-cell table:number-columns-repeated="3"/>
        </table:table-row>
        <table:table-row table:style-name="ro1">
          <table:table-cell table:style-name="ce31" office:value-type="string" calcext:value-type="string" table:number-columns-spanned="4" table:number-rows-spanned="1">
            <text:p>threshold for sense change = 0 (no threshold)</text:p>
          </table:table-cell>
          <table:covered-table-cell table:number-columns-repeated="2" table:style-name="ce10"/>
          <table:covered-table-cell/>
          <table:table-cell table:style-name="ce39" office:value-type="string" calcext:value-type="string" table:number-columns-spanned="4" table:number-rows-spanned="1">
            <text:p>threshold for sense change = 1</text:p>
          </table:table-cell>
          <table:covered-table-cell table:number-columns-repeated="2" table:style-name="ce10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34"/>
        </table:table-row>
        <table:table-row table:style-name="ro1"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3" office:value-type="string" calcext:value-type="string" table:number-columns-spanned="2" table:number-rows-spanned="1">
            <text:p>K-means</text:p>
          </table:table-cell>
          <table:covered-table-cell/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3" office:value-type="string" calcext:value-type="string" table:number-columns-spanned="2" table:number-rows-spanned="1">
            <text:p>K-means</text:p>
          </table:table-cell>
          <table:covered-table-cell/>
          <table:table-cell table:number-columns-repeated="4"/>
        </table:table-row>
        <table:table-row table:style-name="ro1">
          <table:table-cell table:style-name="ce6"/>
          <table:table-cell table:style-name="Default"/>
          <table:table-cell table:style-name="ce13"/>
          <table:table-cell/>
          <table:table-cell table:style-name="ce6"/>
          <table:table-cell table:style-name="Default"/>
          <table:table-cell table:style-name="ce13"/>
          <table:table-cell table:number-columns-repeated="5"/>
        </table:table-row>
        <table:table-row table:style-name="ro4">
          <table:table-cell office:value-type="string" calcext:value-type="string">
            <text:p>min_samp = 2</text:p>
            <text:p>Eps = 2,5</text:p>
          </table:table-cell>
          <table:table-cell office:value-type="string" calcext:value-type="string">
            <text:p>Lat: pontifex</text:p>
            <text:p>Swe: första, blef</text:p>
            <text:p>Ger: Gott, haben</text:p>
          </table:table-cell>
          <table:table-cell office:value-type="string" calcext:value-type="string">
            <text:p>get_k: value for k=0:</text:p>
            <text:p>K[1] * 1.1</text:p>
          </table:table-cell>
          <table:table-cell table:style-name="ce36" office:value-type="string" calcext:value-type="string">
            <text:p>Lat: necessarius</text:p>
            <text:p>Swe:sorn, första, blef</text:p>
          </table:table-cell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style-name="ce36" office:value-type="string" calcext:value-type="string">
            <text:p>Lat: pontifex</text:p>
            <text:p><text:span text:style-name="T2">Swe: sorn, första, blef</text:span>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in_samp = 2</text:p>
            <text:p>Eps = 3</text:p>
          </table:table-cell>
          <table:table-cell office:value-type="string" calcext:value-type="string">
            <text:p>Lat:necessarius, pontifex</text:p>
            <text:p>Swe: första, blef</text:p>
            <text:p/>
          </table:table-cell>
          <table:table-cell office:value-type="string" calcext:value-type="string">
            <text:p>get_k: value for k=0:</text:p>
            <text:p>K[1] * 1.2</text:p>
          </table:table-cell>
          <table:table-cell table:style-name="ce36" office:value-type="string" calcext:value-type="string">
            <text:p>Lat: necessarius</text:p>
            <text:p>Swe:sorn, första, blef</text:p>
          </table:table-cell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style-name="ce36" office:value-type="string" calcext:value-type="string">
            <text:p>Lat: pontifex</text:p>
            <text:p><text:span text:style-name="T2">Swe: sorn, första, blef</text:span>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in_samp = 2</text:p>
            <text:p>Eps = 3.5</text:p>
          </table:table-cell>
          <table:table-cell office:value-type="string" calcext:value-type="string">
            <text:p>Lat:necessarius, pontifex</text:p>
            <text:p>Swe:första, blef</text:p>
          </table:table-cell>
          <table:table-cell office:value-type="string" calcext:value-type="string">
            <text:p>get_k: value for k=0:</text:p>
            <text:p>K[1] * 1.3</text:p>
          </table:table-cell>
          <table:table-cell table:style-name="ce36" office:value-type="string" calcext:value-type="string">
            <text:p>Lat: necessarius</text:p>
            <text:p>Swe:sorn, första, blef</text:p>
          </table:table-cell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36"/>
          <table:table-cell table:number-columns-repeated="4"/>
        </table:table-row>
        <table:table-row table:style-name="ro7">
          <table:table-cell office:value-type="string" calcext:value-type="string">
            <text:p>min_samp = 2</text:p>
            <text:p>Eps = 4</text:p>
          </table:table-cell>
          <table:table-cell office:value-type="string" calcext:value-type="string">
            <text:p>Lat:necessarius, pontifex</text:p>
            <text:p>Swe: första, blef</text:p>
            <text:p/>
          </table:table-cell>
          <table:table-cell office:value-type="string" calcext:value-type="string">
            <text:p>get_k: value for k=0:</text:p>
            <text:p>K[1] * 1.4</text:p>
          </table:table-cell>
          <table:table-cell table:style-name="ce36"/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style-name="ce36" office:value-type="string" calcext:value-type="string">
            <text:p>Lat: pontifex</text:p>
            <text:p><text:span text:style-name="T2">Swe: sorn, första, blef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4.5</text:p>
          </table:table-cell>
          <table:table-cell office:value-type="string" calcext:value-type="string">
            <text:p>Lat: necessarius, pontifex</text:p>
            <text:p>Swe: första, blef</text:p>
          </table:table-cell>
          <table:table-cell office:value-type="string" calcext:value-type="string">
            <text:p>get_k: value for k=0:</text:p>
            <text:p>K[1] * 1.5</text:p>
          </table:table-cell>
          <table:table-cell table:style-name="ce36"/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 calcext:value-type="string">
            <text:p>min_samp = 2</text:p>
            <text:p>Eps = 5</text:p>
          </table:table-cell>
          <table:table-cell office:value-type="string" calcext:value-type="string">
            <text:p>Lat: necessarius, pontifex </text:p>
            <text:p>Swe: första, blef</text:p>
          </table:table-cell>
          <table:table-cell office:value-type="string" calcext:value-type="string">
            <text:p>get_k: value for k=0:</text:p>
            <text:p>K[1] * 1.6</text:p>
          </table:table-cell>
          <table:table-cell table:style-name="ce36" office:value-type="string" calcext:value-type="string">
            <text:p>Lat: necessarius</text:p>
            <text:p>Swe:sorn, första, blef</text:p>
          </table:table-cell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style-name="ce36" office:value-type="string" calcext:value-type="string">
            <text:p>Lat: pontifex</text:p>
            <text:p><text:span text:style-name="T2">Swe: sorn, första, blef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2,5</text:p>
          </table:table-cell>
          <table:table-cell office:value-type="string" calcext:value-type="string">
            <text:p>Lat: necessarius, pontifex </text:p>
            <text:p>Swe: första, blef</text:p>
          </table:table-cell>
          <table:table-cell office:value-type="string" calcext:value-type="string">
            <text:p>get_k: value for k=0:</text:p>
            <text:p>K[1] * 1.7</text:p>
          </table:table-cell>
          <table:table-cell table:style-name="ce36"/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 calcext:value-type="string">
            <text:p>min_samp = 3</text:p>
            <text:p>Eps = 3</text:p>
          </table:table-cell>
          <table:table-cell office:value-type="string" calcext:value-type="string">
            <text:p>Lat: necessarius, pontifex </text:p>
            <text:p><text:span text:style-name="T2">Swe: första, blef</text:span> </text:p>
          </table:table-cell>
          <table:table-cell office:value-type="string" calcext:value-type="string">
            <text:p>get_k: value for k=0:</text:p>
            <text:p>K[1] * 1.8</text:p>
          </table:table-cell>
          <table:table-cell table:style-name="ce36" office:value-type="string" calcext:value-type="string">
            <text:p>Lat: necessarius</text:p>
            <text:p>Swe:sorn, första, blef</text:p>
          </table:table-cell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36" office:value-type="string" calcext:value-type="string">
            <text:p>Lat: pontifex</text:p>
            <text:p><text:span text:style-name="T2">Swe: sorn, första, blef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3.5</text:p>
          </table:table-cell>
          <table:table-cell office:value-type="string" calcext:value-type="string">
            <text:p><text:span text:style-name="T2">Lat: necessarius, pontifex </text:span></text:p>
            <text:p><text:span text:style-name="T2">Swe: första, blef </text:span></text:p>
          </table:table-cell>
          <table:table-cell office:value-type="string" calcext:value-type="string">
            <text:p>get_k: value for k=0:</text:p>
            <text:p>K[1] * 1.9</text:p>
          </table:table-cell>
          <table:table-cell table:style-name="ce36"/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 calcext:value-type="string">
            <text:p>min_samp = 3</text:p>
            <text:p>Eps = 4</text:p>
          </table:table-cell>
          <table:table-cell office:value-type="string" calcext:value-type="string">
            <text:p><text:span text:style-name="T2">Lat:  necessarius, pontifex</text:span></text:p>
            <text:p><text:span text:style-name="T2">Swe: första, blef </text:span></text:p>
          </table:table-cell>
          <table:table-cell office:value-type="string" calcext:value-type="string">
            <text:p>get_k: value for k=0:</text:p>
            <text:p>K[1] * 2</text:p>
          </table:table-cell>
          <table:table-cell table:style-name="ce36" office:value-type="string" calcext:value-type="string">
            <text:p>Lat: necessarius</text:p>
            <text:p>Swe:sorn, första, blef</text:p>
          </table:table-cell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36" office:value-type="string" calcext:value-type="string">
            <text:p>Lat: necessarius, pontifex</text:p>
            <text:p><text:span text:style-name="T2">Swe: sorn, första, blef</text:span>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in_samp = 3</text:p>
            <text:p>Eps = 4.5</text:p>
          </table:table-cell>
          <table:table-cell office:value-type="string" calcext:value-type="string">
            <text:p><text:span text:style-name="T3">Lat: </text:span><text:span text:style-name="T4">necessarius, pontifex</text:span></text:p>
            <text:p><text:span text:style-name="T2">Swe: första, blef </text:span></text:p>
          </table:table-cell>
          <table:table-cell table:number-columns-repeated="2"/>
          <table:table-cell office:value-type="string" calcext:value-type="string">
            <text:p>min_samp = 3</text:p>
            <text:p>Eps = 4.5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in_samp = 3</text:p>
            <text:p>Eps = 5</text:p>
          </table:table-cell>
          <table:table-cell office:value-type="string" calcext:value-type="string">
            <text:p><text:span text:style-name="T2">Lat: necessarius, pontifex </text:span></text:p>
            <text:p><text:span text:style-name="T2">Swe: första, blef </text:span></text:p>
          </table:table-cell>
          <table:table-cell table:number-columns-repeated="2"/>
          <table:table-cell office:value-type="string" calcext:value-type="string">
            <text:p>min_samp = 3</text:p>
            <text:p>Eps = 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8" table:number-rows-spanned="1">
            <text:p>target word embedding</text:p>
          </table:table-cell>
          <table:covered-table-cell table:number-columns-repeated="2" table:style-name="ce34"/>
          <table:covered-table-cell table:number-columns-repeated="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31" office:value-type="string" calcext:value-type="string" table:number-columns-spanned="4" table:number-rows-spanned="1">
            <text:p>threshold for sense change = 0 (no threshold)</text:p>
          </table:table-cell>
          <table:covered-table-cell table:number-columns-repeated="2" table:style-name="ce10"/>
          <table:covered-table-cell/>
          <table:table-cell table:style-name="ce39" office:value-type="string" calcext:value-type="string" table:number-columns-spanned="4" table:number-rows-spanned="1">
            <text:p>threshold for sense change = 1</text:p>
          </table:table-cell>
          <table:covered-table-cell table:number-columns-repeated="2" table:style-name="ce10"/>
          <table:covered-table-cell/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3" office:value-type="string" calcext:value-type="string" table:number-columns-spanned="2" table:number-rows-spanned="1">
            <text:p>K-means</text:p>
          </table:table-cell>
          <table:covered-table-cell/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3" office:value-type="string" calcext:value-type="string" table:number-columns-spanned="2" table:number-rows-spanned="1">
            <text:p>K-means</text:p>
          </table:table-cell>
          <table:covered-table-cell/>
          <table:table-cell table:number-columns-repeated="4"/>
        </table:table-row>
        <table:table-row table:style-name="ro6">
          <table:table-cell office:value-type="string" calcext:value-type="string">
            <text:p>min_samp = 2</text:p>
            <text:p>Eps = 2,5</text:p>
          </table:table-cell>
          <table:table-cell office:value-type="string" calcext:value-type="string">
            <text:p>Lat:  necessarius, nepos </text:p>
            <text:p><text:span text:style-name="T2">Swe: sorn, äro, första</text:span></text:p>
          </table:table-cell>
          <table:table-cell office:value-type="string" calcext:value-type="string">
            <text:p>get_k: value for k=0:</text:p>
            <text:p>K[1] * 1.1</text:p>
          </table:table-cell>
          <table:table-cell table:style-name="ce36" office:value-type="string" calcext:value-type="string">
            <text:p>Lat: virtus</text:p>
            <text:p>Swe: sorn </text:p>
          </table:table-cell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office:value-type="string" calcext:value-type="string">
            <text:p>Lat: virtus</text:p>
            <text:p>Swe: sorn, blef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in_samp = 2</text:p>
            <text:p>Eps = 3</text:p>
          </table:table-cell>
          <table:table-cell office:value-type="string" calcext:value-type="string">
            <text:p>Lat:  necessarius, nepos </text:p>
            <text:p><text:span text:style-name="T2">Swe: sorn, äro, första,blef</text:span></text:p>
          </table:table-cell>
          <table:table-cell office:value-type="string" calcext:value-type="string">
            <text:p>get_k: value for k=0:</text:p>
            <text:p>K[1] * 1.2</text:p>
          </table:table-cell>
          <table:table-cell table:style-name="ce36" office:value-type="string" calcext:value-type="string">
            <text:p>Lat: virtus</text:p>
            <text:p>Swe: sorn, blef</text:p>
          </table:table-cell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office:value-type="string" calcext:value-type="string">
            <text:p>Lat: pontifex, virtus</text:p>
            <text:p>Swe: sorn, blef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in_samp = 2</text:p>
            <text:p>Eps = 3.5</text:p>
          </table:table-cell>
          <table:table-cell office:value-type="string" calcext:value-type="string">
            <text:p>Lat:  necessarius, nepos </text:p>
            <text:p>Swe: sorn, äro, första,blef</text:p>
          </table:table-cell>
          <table:table-cell office:value-type="string" calcext:value-type="string">
            <text:p>get_k: value for k=0:</text:p>
            <text:p>K[1] * 1.3</text:p>
          </table:table-cell>
          <table:table-cell table:style-name="ce36" office:value-type="string" calcext:value-type="string">
            <text:p>Lat: virtus</text:p>
            <text:p>Swe: sorn </text:p>
          </table:table-cell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 calcext:value-type="string">
            <text:p>min_samp = 2</text:p>
            <text:p>Eps = 4</text:p>
          </table:table-cell>
          <table:table-cell office:value-type="string" calcext:value-type="string">
            <text:p>Lat:  necessarius, nepos </text:p>
            <text:p>Swe: sorn, äro</text:p>
          </table:table-cell>
          <table:table-cell office:value-type="string" calcext:value-type="string">
            <text:p>get_k: value for k=0:</text:p>
            <text:p>K[1] * 1.4</text:p>
          </table:table-cell>
          <table:table-cell table:style-name="ce36" office:value-type="string" calcext:value-type="string">
            <text:p>Lat: virtus</text:p>
            <text:p><text:span text:style-name="T2">Swe: sorn </text:span></text:p>
          </table:table-cell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office:value-type="string" calcext:value-type="string">
            <text:p>Lat: pontifex, virtus</text:p>
            <text:p>Swe: sorn, blef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in_samp = 2</text:p>
            <text:p>Eps = 4.5</text:p>
          </table:table-cell>
          <table:table-cell office:value-type="string" calcext:value-type="string">
            <text:p>Lat:  necessarius, nepos </text:p>
            <text:p>Swe: sorn, första</text:p>
          </table:table-cell>
          <table:table-cell office:value-type="string" calcext:value-type="string">
            <text:p>get_k: value for k=0:</text:p>
            <text:p>K[1] * 1.5</text:p>
          </table:table-cell>
          <table:table-cell table:style-name="ce36" office:value-type="string" calcext:value-type="string">
            <text:p>Lat: virtus</text:p>
            <text:p><text:span text:style-name="T2">Swe: sorn </text:span></text:p>
          </table:table-cell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 calcext:value-type="string">
            <text:p>min_samp = 2</text:p>
            <text:p>Eps = 5</text:p>
          </table:table-cell>
          <table:table-cell office:value-type="string" calcext:value-type="string">
            <text:p>Lat:  necessarius, nepos </text:p>
            <text:p>Swe: första</text:p>
          </table:table-cell>
          <table:table-cell office:value-type="string" calcext:value-type="string">
            <text:p>get_k: value for k=0:</text:p>
            <text:p>K[1] * 1.6</text:p>
          </table:table-cell>
          <table:table-cell table:style-name="ce36" office:value-type="string" calcext:value-type="string">
            <text:p>Lat: virtus</text:p>
            <text:p><text:span text:style-name="T2">Swe: -</text:span></text:p>
          </table:table-cell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office:value-type="string" calcext:value-type="string">
            <text:p>Lat: pontifex, virtus</text:p>
            <text:p>Swe: sorn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in_samp = 3</text:p>
            <text:p>Eps = 2,5</text:p>
          </table:table-cell>
          <table:table-cell office:value-type="string" calcext:value-type="string">
            <text:p>Lat:  necessarius, nepos </text:p>
            <text:p>Swe: -</text:p>
          </table:table-cell>
          <table:table-cell office:value-type="string" calcext:value-type="string">
            <text:p>get_k: value for k=0:</text:p>
            <text:p>K[1] * 1.7</text:p>
          </table:table-cell>
          <table:table-cell table:style-name="ce36" office:value-type="string" calcext:value-type="string">
            <text:p>Lat: virtus</text:p>
            <text:p><text:span text:style-name="T2">Swe: -</text:span></text:p>
          </table:table-cell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 calcext:value-type="string">
            <text:p>min_samp = 3</text:p>
            <text:p>Eps = 3</text:p>
          </table:table-cell>
          <table:table-cell office:value-type="string" calcext:value-type="string">
            <text:p>Lat:  necessarius, nepos </text:p>
            <text:p>Swe: -</text:p>
          </table:table-cell>
          <table:table-cell office:value-type="string" calcext:value-type="string">
            <text:p>get_k: value for k=0:</text:p>
            <text:p>K[1] * 1.8</text:p>
          </table:table-cell>
          <table:table-cell table:style-name="ce36" office:value-type="string" calcext:value-type="string">
            <text:p>Lat: -</text:p>
            <text:p><text:span text:style-name="T2">Swe: -</text:span></text:p>
          </table:table-cell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36" office:value-type="string" calcext:value-type="string">
            <text:p>Lat: -</text:p>
            <text:p>Swe: - 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in_samp = 3</text:p>
            <text:p>Eps = 3.5</text:p>
          </table:table-cell>
          <table:table-cell office:value-type="string" calcext:value-type="string">
            <text:p>Lat:  necessarius, nepos </text:p>
            <text:p>Swe: -</text:p>
          </table:table-cell>
          <table:table-cell office:value-type="string" calcext:value-type="string">
            <text:p>get_k: value for k=0:</text:p>
            <text:p>K[1] * 1.9</text:p>
          </table:table-cell>
          <table:table-cell table:style-name="ce36" office:value-type="string" calcext:value-type="string">
            <text:p>Lat: -</text:p>
            <text:p><text:span text:style-name="T2">Swe: första</text:span></text:p>
          </table:table-cell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 calcext:value-type="string">
            <text:p>min_samp = 3</text:p>
            <text:p>Eps = 4</text:p>
          </table:table-cell>
          <table:table-cell office:value-type="string" calcext:value-type="string">
            <text:p>Lat:  necessarius, nepos </text:p>
            <text:p>Swe: -</text:p>
          </table:table-cell>
          <table:table-cell office:value-type="string" calcext:value-type="string">
            <text:p>get_k: value for k=0:</text:p>
            <text:p>K[1] * 2</text:p>
          </table:table-cell>
          <table:table-cell table:style-name="ce36" office:value-type="string" calcext:value-type="string">
            <text:p>Lat: -</text:p>
            <text:p><text:span text:style-name="T2">Swe: första</text:span></text:p>
          </table:table-cell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36" office:value-type="string" calcext:value-type="string">
            <text:p>Lat: -</text:p>
            <text:p>Swe: först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min_samp = 3</text:p>
            <text:p>Eps = 4.5</text:p>
          </table:table-cell>
          <table:table-cell office:value-type="string" calcext:value-type="string">
            <text:p>Lat:  necessarius, nepos </text:p>
            <text:p>Swe:  första</text:p>
          </table:table-cell>
          <table:table-cell table:number-columns-repeated="2"/>
          <table:table-cell office:value-type="string" calcext:value-type="string">
            <text:p>min_samp = 3</text:p>
            <text:p>Eps = 4.5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in_samp = 3</text:p>
            <text:p>Eps = 5</text:p>
          </table:table-cell>
          <table:table-cell office:value-type="string" calcext:value-type="string">
            <text:p>Lat:  necessarius, nepos </text:p>
            <text:p>Swe:  sorn, första</text:p>
          </table:table-cell>
          <table:table-cell table:number-columns-repeated="2"/>
          <table:table-cell office:value-type="string" calcext:value-type="string">
            <text:p>min_samp = 3</text:p>
            <text:p>Eps = 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33" office:value-type="string" calcext:value-type="string">
            <text:p>necessarius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string" calcext:value-type="string">
            <text:p>sorn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33" office:value-type="string" calcext:value-type="string">
            <text:p>nepos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string" calcext:value-type="string">
            <text:p>är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33" office:value-type="string" calcext:value-type="string">
            <text:p>pontifex</text:p>
          </table:table-cell>
          <table:table-cell table:style-name="ce37" office:value-type="float" office:value="0" calcext:value-type="float">
            <text:p>0</text:p>
          </table:table-cell>
          <table:table-cell table:style-name="ce33" office:value-type="string" calcext:value-type="string">
            <text:p>första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33" office:value-type="string" calcext:value-type="string">
            <text:p>virtus</text:p>
          </table:table-cell>
          <table:table-cell table:style-name="ce37" office:value-type="float" office:value="0" calcext:value-type="float">
            <text:p>0</text:p>
          </table:table-cell>
          <table:table-cell table:style-name="ce33" office:value-type="string" calcext:value-type="string">
            <text:p>blef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necessarius</text:p>
          </table:table-cell>
          <table:table-cell office:value-type="string" calcext:value-type="string">
            <text:p>Occurs only 15 times</text:p>
          </table:table-cell>
          <table:table-cell table:style-name="Default"/>
          <table:table-cell office:value-type="string" calcext:value-type="string">
            <text:p>sorn</text:p>
          </table:table-cell>
          <table:table-cell office:value-type="string" calcext:value-type="string">
            <text:p>Occurs 47 time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nepos</text:p>
          </table:table-cell>
          <table:table-cell office:value-type="string" calcext:value-type="string">
            <text:p>Occurs only 5 times</text:p>
          </table:table-cell>
          <table:table-cell table:style-name="Default"/>
          <table:table-cell office:value-type="string" calcext:value-type="string">
            <text:p>äro</text:p>
          </table:table-cell>
          <table:table-cell office:value-type="string" calcext:value-type="string">
            <text:p>Occurs 74 time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ontifex</text:p>
          </table:table-cell>
          <table:table-cell office:value-type="string" calcext:value-type="string">
            <text:p>Occurs only 5 times</text:p>
          </table:table-cell>
          <table:table-cell table:style-name="Default"/>
          <table:table-cell office:value-type="string" calcext:value-type="string">
            <text:p>första</text:p>
          </table:table-cell>
          <table:table-cell office:value-type="string" calcext:value-type="string">
            <text:p>Occurs 28 time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irtus</text:p>
          </table:table-cell>
          <table:table-cell office:value-type="string" calcext:value-type="string">
            <text:p>Occurs only 49 times</text:p>
          </table:table-cell>
          <table:table-cell table:style-name="Default"/>
          <table:table-cell office:value-type="string" calcext:value-type="string">
            <text:p>blef</text:p>
          </table:table-cell>
          <table:table-cell office:value-type="string" calcext:value-type="string">
            <text:p>Occurs 17 times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7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>
            <text:p>walk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string" calcext:value-type="string">
            <text:p>Gott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>
            <text:p>distance</text:p>
          </table:table-cell>
          <table:table-cell table:style-name="ce37" office:value-type="float" office:value="0" calcext:value-type="float">
            <text:p>0</text:p>
          </table:table-cell>
          <table:table-cell table:style-name="ce33" office:value-type="string" calcext:value-type="string">
            <text:p>und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>
            <text:p>small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string" calcext:value-type="string">
            <text:p>haben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>
            <text:p>god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string" calcext:value-type="string">
            <text:p>ändern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</table:table>
      <table:table table:name="Tabelle2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.00.0000</text:date>, <text:time style:data-style-name="N2" text:time-value="21:48:07.4117135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33:04.851879941</meta:creation-date>
    <dc:date>2020-01-31T21:48:31.297569718</dc:date>
    <meta:editing-duration>PT1H27M50S</meta:editing-duration>
    <meta:editing-cycles>14</meta:editing-cycles>
    <meta:generator>LibreOffice/6.0.7.3$Linux_X86_64 LibreOffice_project/00m0$Build-3</meta:generator>
    <meta:document-statistic meta:table-count="2" meta:cell-count="213" meta:object-count="0"/>
  </office:meta>
</office:document-meta>
</file>